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49000001C436C15D39C2ED0E63.png" manifest:media-type="image/png"/>
  <manifest:file-entry manifest:full-path="Pictures/1000020100000233000001C5F43955679F3678BC.png" manifest:media-type="image/png"/>
  <manifest:file-entry manifest:full-path="Pictures/1000020100000247000001C4E6AF0871F96F1F0A.png" manifest:media-type="image/png"/>
  <manifest:file-entry manifest:full-path="Pictures/1000020100000233000001C5609C3873BD90C354.png" manifest:media-type="image/png"/>
  <manifest:file-entry manifest:full-path="Pictures/100002010000023A000001C455194F947397E55A.png" manifest:media-type="image/png"/>
  <manifest:file-entry manifest:full-path="Pictures/1000020100000233000001C4687EF775B996FB8F.png" manifest:media-type="image/png"/>
  <manifest:file-entry manifest:full-path="Pictures/100002010000023A000001C513660C0AD89BFB96.png" manifest:media-type="image/png"/>
  <manifest:file-entry manifest:full-path="Pictures/100002010000023A000001C5B737C547A208CCA8.png" manifest:media-type="image/png"/>
  <manifest:file-entry manifest:full-path="Pictures/1000020100000233000001C5AB5F3ABBB570E10D.png" manifest:media-type="image/png"/>
  <manifest:file-entry manifest:full-path="Pictures/1000020100000247000001C4749FB0081089BFA4.png" manifest:media-type="image/png"/>
  <manifest:file-entry manifest:full-path="Pictures/1000020100000241000001C5E785D904BB1DE855.png" manifest:media-type="image/png"/>
  <manifest:file-entry manifest:full-path="Pictures/1000020100000241000001C53F62C11446010E28.png" manifest:media-type="image/png"/>
  <manifest:file-entry manifest:full-path="Pictures/1000020100000233000001C558D75756617CD828.png" manifest:media-type="image/png"/>
  <manifest:file-entry manifest:full-path="Pictures/100002010000023B000001C55F5941D17453C174.png" manifest:media-type="image/png"/>
  <manifest:file-entry manifest:full-path="Pictures/100002010000022D000001C5A3A4A88362FA23E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985cm"/>
    </style:style>
    <style:style style:name="gr3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fo:text-align="justify"/>
      <style:text-properties fo:font-weight="bold" style:font-weight-asian="bold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7.506cm" svg:height="5.799cm" svg:x="0.6cm" svg:y="0.001cm">
          <draw:image xlink:href="Pictures/1000020100000249000001C436C15D39C2ED0E63.png" xlink:type="simple" xlink:show="embed" xlink:actuate="onLoad" loext:mime-type="image/png">
            <text:p/>
          </draw:image>
        </draw:frame>
        <draw:frame draw:style-name="gr1" draw:text-style-name="P1" draw:layer="layout" svg:width="7.109cm" svg:height="5.719cm" svg:x="15.191cm" svg:y="0.081cm">
          <draw:image xlink:href="Pictures/1000020100000233000001C5F43955679F3678BC.png" xlink:type="simple" xlink:show="embed" xlink:actuate="onLoad" loext:mime-type="image/png">
            <text:p/>
          </draw:image>
        </draw:frame>
        <draw:frame draw:style-name="gr1" draw:text-style-name="P1" draw:layer="layout" svg:width="7.35cm" svg:height="5.9cm" svg:x="8cm" svg:y="0.026cm">
          <draw:image xlink:href="Pictures/1000020100000233000001C4687EF775B996FB8F.png" xlink:type="simple" xlink:show="embed" xlink:actuate="onLoad" loext:mime-type="image/png">
            <text:p/>
          </draw:image>
        </draw:frame>
        <draw:frame draw:style-name="gr1" draw:text-style-name="P1" draw:layer="layout" svg:width="7.1cm" svg:height="5.643cm" svg:x="8.1cm" svg:y="5.657cm">
          <draw:image xlink:href="Pictures/100002010000023A000001C513660C0AD89BFB96.png" xlink:type="simple" xlink:show="embed" xlink:actuate="onLoad" loext:mime-type="image/png">
            <text:p/>
          </draw:image>
        </draw:frame>
        <draw:frame draw:style-name="gr1" draw:text-style-name="P1" draw:layer="layout" svg:width="7.103cm" svg:height="5.715cm" svg:x="0.797cm" svg:y="5.611cm">
          <draw:image xlink:href="Pictures/1000020100000233000001C5609C3873BD90C354.png" xlink:type="simple" xlink:show="embed" xlink:actuate="onLoad" loext:mime-type="image/png">
            <text:p/>
          </draw:image>
        </draw:frame>
        <draw:frame draw:style-name="gr1" draw:text-style-name="P1" draw:layer="layout" svg:width="7.1cm" svg:height="5.713cm" svg:x="15.2cm" svg:y="5.6cm">
          <draw:image xlink:href="Pictures/1000020100000233000001C5AB5F3ABBB570E10D.png" xlink:type="simple" xlink:show="embed" xlink:actuate="onLoad" loext:mime-type="image/png">
            <text:p/>
          </draw:image>
        </draw:frame>
        <draw:frame draw:style-name="gr1" draw:text-style-name="P1" draw:layer="layout" svg:width="7.433cm" svg:height="5.762cm" svg:x="0.672cm" svg:y="11.085cm">
          <draw:image xlink:href="Pictures/1000020100000247000001C4E6AF0871F96F1F0A.png" xlink:type="simple" xlink:show="embed" xlink:actuate="onLoad" loext:mime-type="image/png">
            <text:p/>
          </draw:image>
        </draw:frame>
        <draw:frame draw:style-name="gr1" draw:text-style-name="P1" draw:layer="layout" svg:width="7.342cm" svg:height="5.821cm" svg:x="15.258cm" svg:y="11.079cm">
          <draw:image xlink:href="Pictures/100002010000023A000001C455194F947397E55A.png" xlink:type="simple" xlink:show="embed" xlink:actuate="onLoad" loext:mime-type="image/png">
            <text:p/>
          </draw:image>
        </draw:frame>
        <draw:frame draw:style-name="gr1" draw:text-style-name="P1" draw:layer="layout" svg:width="7.482cm" svg:height="5.8cm" svg:x="8.018cm" svg:y="11.1cm">
          <draw:image xlink:href="Pictures/1000020100000247000001C4749FB0081089BFA4.png" xlink:type="simple" xlink:show="embed" xlink:actuate="onLoad" loext:mime-type="image/png">
            <text:p/>
          </draw:image>
        </draw:frame>
        <draw:frame draw:style-name="gr1" draw:text-style-name="P1" draw:layer="layout" svg:width="7.3cm" svg:height="5.731cm" svg:x="0.7cm" svg:y="16.7cm">
          <draw:image xlink:href="Pictures/1000020100000241000001C5E785D904BB1DE855.png" xlink:type="simple" xlink:show="embed" xlink:actuate="onLoad" loext:mime-type="image/png">
            <text:p/>
          </draw:image>
        </draw:frame>
        <draw:frame draw:style-name="gr2" draw:text-style-name="P2" draw:layer="layout" svg:width="10.2cm" svg:height="1.235cm" draw:transform="rotate (1.57289072189729) translate (-0.153cm 18.603cm)">
          <draw:text-box>
            <text:p><text:span text:style-name="T1">Energia Total Acumulada (J)</text:span></text:p>
          </draw:text-box>
        </draw:frame>
        <draw:frame draw:style-name="gr1" draw:text-style-name="P1" draw:layer="layout" svg:width="7.388cm" svg:height="5.8cm" svg:x="7.912cm" svg:y="16.747cm">
          <draw:image xlink:href="Pictures/1000020100000241000001C53F62C11446010E28.png" xlink:type="simple" xlink:show="embed" xlink:actuate="onLoad" loext:mime-type="image/png">
            <text:p/>
          </draw:image>
        </draw:frame>
        <draw:frame draw:style-name="gr1" draw:text-style-name="P1" draw:layer="layout" svg:width="7.3cm" svg:height="5.801cm" svg:x="15.3cm" svg:y="16.699cm">
          <draw:image xlink:href="Pictures/100002010000023A000001C5B737C547A208CCA8.png" xlink:type="simple" xlink:show="embed" xlink:actuate="onLoad" loext:mime-type="image/png">
            <text:p/>
          </draw:image>
        </draw:frame>
        <draw:frame draw:style-name="gr1" draw:text-style-name="P1" draw:layer="layout" svg:width="7.297cm" svg:height="5.871cm" svg:x="0.7cm" svg:y="22.2cm">
          <draw:image xlink:href="Pictures/1000020100000233000001C558D75756617CD828.png" xlink:type="simple" xlink:show="embed" xlink:actuate="onLoad" loext:mime-type="image/png">
            <text:p/>
          </draw:image>
        </draw:frame>
        <draw:frame draw:style-name="gr1" draw:text-style-name="P1" draw:layer="layout" svg:width="7.293cm" svg:height="5.786cm" svg:x="8.007cm" svg:y="22.3cm">
          <draw:image xlink:href="Pictures/100002010000023B000001C55F5941D17453C174.png" xlink:type="simple" xlink:show="embed" xlink:actuate="onLoad" loext:mime-type="image/png">
            <text:p/>
          </draw:image>
        </draw:frame>
        <draw:frame draw:style-name="gr3" draw:text-style-name="P4" draw:layer="layout" svg:width="4.4cm" svg:height="1.2cm" svg:x="9.5cm" svg:y="27.6cm">
          <draw:text-box>
            <text:p text:style-name="P3"><text:span text:style-name="T2">Tempo (s)</text:span></text:p>
          </draw:text-box>
        </draw:frame>
        <draw:frame draw:style-name="gr1" draw:text-style-name="P1" draw:layer="layout" svg:width="7.252cm" svg:height="5.898cm" svg:x="15.3cm" svg:y="22.3cm">
          <draw:image xlink:href="Pictures/100002010000022D000001C5A3A4A88362FA23E7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.6cm" fo:page-height="28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9-15T16:15:41.552000000</dc:date>
    <meta:editing-duration>PT14M48S</meta:editing-duration>
    <meta:editing-cycles>4</meta:editing-cycles>
    <meta:generator>LibreOffice/6.2.2.2$Windows_X86_64 LibreOffice_project/2b840030fec2aae0fd2658d8d4f9548af4e3518d</meta:generator>
    <meta:document-statistic meta:object-count="17"/>
  </office:meta>
</office:document-meta>
</file>